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6.493in"/>
    </style:style>
    <style:style style:name="Table2" style:family="table">
      <style:table-properties style:width="6.493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 fo:line-height="100%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P13" style:parent-style-name="Normal" style:family="paragraph">
      <style:paragraph-properties fo:margin-bottom="0in" fo:line-height="100%"/>
    </style:style>
    <style:style style:name="P14" style:parent-style-name="Normal" style:family="paragraph">
      <style:paragraph-properties fo:margin-bottom="0in" fo:line-height="100%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P18" style:parent-style-name="Normal" style:family="paragraph">
      <style:paragraph-properties fo:margin-bottom="0in" fo:line-height="100%"/>
    </style:style>
    <style:style style:name="P19" style:parent-style-name="Normal" style:family="paragraph">
      <style:paragraph-properties fo:margin-bottom="0in" fo:line-height="100%"/>
    </style:style>
    <style:style style:name="P20" style:parent-style-name="Normal" style:family="paragraph">
      <style:paragraph-properties fo:margin-bottom="0in" fo:line-height="100%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text-indent="0.5in"/>
    </style:style>
    <style:style style:name="P31" style:parent-style-name="Normal" style:family="paragraph">
      <style:paragraph-properties fo:text-indent="0.5in"/>
    </style:style>
  </office:automatic-styles>
  <office:body>
    <office:text text:use-soft-page-breaks="true">
      <text:p text:style-name="P1">Giải quyết lỗi YUM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One of the configured repositories failed (Unknown),</text:p>
            <text:p text:style-name="P7"><text:s/>and yum doesn't have enough cached data to continue. At this point the only</text:p>
            <text:p text:style-name="P8"><text:s/>safe thing yum can do is fail. There are a few ways to work "fix" this:</text:p>
            <text:p text:style-name="P9"/>
            <text:p text:style-name="P10"><text:s text:c="5"/>1. Contact the upstream for the repository and get them to fix the problem.</text:p>
            <text:p text:style-name="P11"/>
            <text:p text:style-name="P12"><text:s text:c="5"/>2. Reconfigure the baseurl/etc. for the repository, to point to a working</text:p>
            <text:p text:style-name="P13"><text:s text:c="8"/>upstream. This is most often useful if you are using a newer</text:p>
            <text:p text:style-name="P14"><text:s text:c="8"/>distribution release than is supported by the repository (and the</text:p>
            <text:p text:style-name="P15"><text:s text:c="8"/>packages for the previous distribution release still work).</text:p>
            <text:p text:style-name="P16"/>
            <text:p text:style-name="P17"><text:s text:c="5"/>3. Disable the repository, so yum won't use it by default. Yum will then</text:p>
            <text:p text:style-name="P18"><text:s text:c="8"/>just ignore the repository until you permanently enable it again or use</text:p>
            <text:p text:style-name="P19"><text:s text:c="8"/>--enablerepo for temporary usage:</text:p>
            <text:p text:style-name="P20"/>
            <text:p text:style-name="P21"><text:s text:c="12"/>yum-config-manager --disable &lt;repoid&gt;</text:p>
            <text:p text:style-name="P22"/>
            <text:p text:style-name="P23"><text:s text:c="5"/>4. Configure the failing repository to be skipped, if it is unavailable.</text:p>
            <text:p text:style-name="P24"><text:s text:c="8"/>Note that yum will try to contact the repo. when it runs most commands,</text:p>
            <text:p text:style-name="P25"><text:s text:c="8"/>so will have to try and fail each time (and thus. yum will be be much</text:p>
            <text:p text:style-name="P26"><text:s text:c="8"/>slower). If it is a very temporary problem though, this is often a nice</text:p>
            <text:p text:style-name="P27"><text:s text:c="8"/>compromise:</text:p>
            <text:p text:style-name="P28"/>
            <text:p text:style-name="P29"><text:s text:c="12"/>yum-config-manager --save --setopt=&lt;repoid&gt;.skip_if_unavailable=true</text:p>
          </table:table-cell>
        </table:table-row>
      </table:table>
      <text:p text:style-name="Normal"/>
      <text:p text:style-name="Normal">- Bước 1: (reset lại quyền, kho chứa)</text:p>
      <text:p text:style-name="Normal"><text:tab/>+ subscription-manager refresh</text:p>
      <text:p text:style-name="P30">+ subscription-manager attach –auto</text:p>
      <text:p text:style-name="Normal">- Bước 2:<text:s/></text:p>
      <text:p text:style-name="P31">+<text:s/>yum clean all</text:p>
      <text:p text:style-name="Normal">- Bước 3: (check bản quyền)</text:p>
      <text:p text:style-name="Normal"><text:tab/>+<text:s/>subscription-manager release<text:s/>–show</text:p>
      <text:p text:style-name="Normal"><text:tab/>+<text:s/>subscription-manager list --available<text:s/>–all</text:p>
      <text:p text:style-name="Normal"><text:tab/>+<text:s/>subscription-manager release<text:s/>–set=….</text:p>
      <text:soft-page-break/>
      <text:p text:style-name="Normal">- Bước 4: (Tại /etc/yum.conf)</text:p>
      <text:p text:style-name="Normal"><text:tab/>+ add: ip_resolve=4</text:p>
      <text:p text:style-name="Normal">- Bước 5:</text:p>
      <text:p text:style-name="Normal"><text:tab/>+ yum repolist all</text:p>
      <text:p text:style-name="Normal"/>
      <text:p text:style-name="Normal">Note: nếu còn lỗi thì chịu, nhớ tắt các tường lửa aniviru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fo:font-size="13pt" style:font-size-asian="13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uyễn Bá Thành</meta:initial-creator>
    <dc:creator>Nguyễn Bá Thành</dc:creator>
    <meta:creation-date>2017-04-28T04:55:00Z</meta:creation-date>
    <dc:date>2017-04-28T04:55:00Z</dc:date>
    <meta:template xlink:href="Normal.dotm" xlink:type="simple"/>
    <meta:editing-cycles>2</meta:editing-cycles>
    <meta:editing-duration>PT0S</meta:editing-duration>
    <meta:document-statistic meta:page-count="2" meta:paragraph-count="3" meta:word-count="252" meta:character-count="1691" meta:row-count="12" meta:non-whitespace-character-count="1442"/>
  </office:meta>
</office:document-meta>
</file>